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dddddd" draw:textarea-horizontal-align="justify" draw:textarea-vertical-align="middle" draw:auto-grow-height="false" fo:min-height="2.762cm" fo:min-width="2.511cm"/>
    </style:style>
    <style:style style:name="gr2" style:family="graphic" style:parent-style-name="standard">
      <style:graphic-properties svg:stroke-color="#808080" draw:fill-color="#dddddd" draw:textarea-horizontal-align="justify" draw:textarea-vertical-align="middle" draw:auto-grow-height="false" fo:min-height="2.762cm" fo:min-width="2.512cm"/>
    </style:style>
    <style:style style:name="gr3" style:family="graphic" style:parent-style-name="standard">
      <style:graphic-properties svg:stroke-color="#808080" draw:fill-color="#666666" draw:textarea-horizontal-align="justify" draw:textarea-vertical-align="middle" draw:auto-grow-height="false" fo:min-height="0.042cm" fo:min-width="0cm"/>
    </style:style>
    <style:style style:name="gr4" style:family="graphic" style:parent-style-name="standard">
      <style:graphic-properties svg:stroke-color="#808080" draw:fill-color="#666666" draw:textarea-horizontal-align="justify" draw:textarea-vertical-align="middle" draw:auto-grow-height="false" fo:min-height="0.043cm" fo:min-width="0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026cm" fo:min-width="0cm"/>
    </style:style>
    <style:style style:name="gr6" style:family="graphic" style:parent-style-name="standard">
      <style:graphic-properties svg:stroke-color="#808080" draw:fill-color="#666666" draw:textarea-horizontal-align="justify" draw:textarea-vertical-align="middle" draw:auto-grow-height="false" fo:min-height="0.019cm" fo:min-width="0cm"/>
    </style:style>
    <style:style style:name="gr7" style:family="graphic" style:parent-style-name="standard">
      <style:graphic-properties svg:stroke-color="#808080" draw:fill-color="#ffffff" draw:textarea-horizontal-align="justify" draw:textarea-vertical-align="middle" draw:auto-grow-height="false" fo:min-height="0.283cm" fo:min-width="0.033cm"/>
    </style:style>
    <style:style style:name="gr8" style:family="graphic" style:parent-style-name="objectwithoutfill">
      <style:graphic-properties svg:stroke-color="#808080" draw:fill="none" draw:textarea-vertical-align="middle"/>
    </style:style>
    <style:style style:name="gr9" style:family="graphic" style:parent-style-name="standard">
      <style:graphic-properties svg:stroke-color="#808080" draw:fill-color="#ffffff" draw:textarea-horizontal-align="justify" draw:textarea-vertical-align="middle" draw:auto-grow-height="false" fo:min-height="0.284cm" fo:min-width="0.034cm"/>
    </style:style>
    <style:style style:name="gr10" style:family="graphic" style:parent-style-name="standard">
      <style:graphic-properties draw:stroke="none" svg:stroke-color="#000000" draw:fill="none" draw:fill-color="#ffffff" fo:min-height="3.046cm"/>
    </style:style>
    <style:style style:name="gr11" style:family="graphic" style:parent-style-name="standard">
      <style:graphic-properties draw:stroke="none" svg:stroke-color="#000000" draw:fill="none" draw:fill-color="#ffffff" fo:min-height="4.245cm"/>
    </style:style>
    <style:style style:name="gr12" style:family="graphic" style:parent-style-name="standard">
      <style:graphic-properties svg:stroke-color="#808080" draw:fill-color="#b2b2b2" draw:textarea-horizontal-align="justify" draw:textarea-vertical-align="middle" draw:auto-grow-height="false" fo:min-height="2.762cm" fo:min-width="0.312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alibri" fo:font-size="11.8999996185303pt" style:font-size-asian="12pt" style:font-size-complex="12pt"/>
    </style:style>
    <style:style style:name="P6" style:family="paragraph">
      <loext:graphic-properties draw:fill-color="#b2b2b2"/>
      <style:paragraph-properties fo:text-align="center"/>
    </style:style>
    <style:style style:name="T1" style:family="text">
      <style:text-properties style:font-name="Calibr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11cm" svg:height="3.012cm" svg:x="4.595cm" svg:y="3.2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11cm" svg:height="3.012cm" svg:x="8.359cm" svg:y="3.2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11cm" svg:height="3.012cm" svg:x="12.124cm" svg:y="3.2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11cm" svg:height="3.012cm" svg:x="6.478cm" svg:y="7.8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12cm" svg:height="3.012cm" draw:transform="rotate (-1.5707963267949) translate (13.252cm 7.88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03cm" svg:height="0.901cm" draw:transform="rotate (-1.5706217938697) translate (5.574cm 3.37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0.902cm" svg:height="0.904cm" draw:transform="rotate (1.5709708597201) translate (10.391cm 6.23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3" draw:layer="layout" svg:width="0.849cm" svg:height="0.849cm" draw:transform="skewX (0.00122173047639601) rotate (0.785398163397448) translate (13.042cm 6.10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2" draw:layer="layout" svg:width="0.828cm" svg:height="0.827cm" draw:transform="rotate (0.785398163397448) translate (13.06cm 6.06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3" draw:layer="layout" svg:width="0.849cm" svg:height="0.849cm" draw:transform="skewX (0.00122173047639601) rotate (0.785398163397448) translate (7.473cm 7.73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2" draw:layer="layout" svg:width="0.829cm" svg:height="0.827cm" draw:transform="skewX (-0.00122173047639592) rotate (0.785398163397448) translate (7.49cm 7.6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3" draw:layer="layout" svg:width="0.753cm" svg:height="0.753cm" svg:x="11.369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1.48cm" svg:y1="8.223cm" svg:x2="12.012cm" svg:y2="8.755cm">
          <text:p/>
        </draw:line>
        <draw:line draw:style-name="gr8" draw:text-style-name="P4" draw:layer="layout" svg:x1="11.48cm" svg:y1="8.755cm" svg:x2="12.012cm" svg:y2="8.223cm">
          <text:p/>
        </draw:line>
        <draw:custom-shape draw:style-name="gr9" draw:text-style-name="P3" draw:layer="layout" svg:width="0.754cm" svg:height="0.754cm" svg:x="5.724cm" svg:y="3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5.835cm" svg:y1="3.631cm" svg:x2="6.367cm" svg:y2="4.163cm">
          <text:p/>
        </draw:line>
        <draw:line draw:style-name="gr8" draw:text-style-name="P4" draw:layer="layout" svg:x1="5.835cm" svg:y1="4.163cm" svg:x2="6.367cm" svg:y2="3.631cm">
          <text:p/>
        </draw:line>
        <draw:custom-shape draw:style-name="gr9" draw:text-style-name="P3" draw:layer="layout" svg:width="0.754cm" svg:height="0.754cm" svg:x="9.49cm" svg:y="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9.6cm" svg:y1="3.633cm" svg:x2="10.132cm" svg:y2="4.165cm">
          <text:p/>
        </draw:line>
        <draw:line draw:style-name="gr8" draw:text-style-name="P4" draw:layer="layout" svg:x1="9.6cm" svg:y1="4.165cm" svg:x2="10.132cm" svg:y2="3.633cm">
          <text:p/>
        </draw:line>
        <draw:frame draw:style-name="gr10" draw:text-style-name="P5" draw:layer="layout" svg:width="0.999cm" svg:height="3.296cm" svg:x="5.795cm" svg:y="2.396cm">
          <draw:text-box>
            <text:p><text:span text:style-name="T1">a.)</text:span></text:p>
          </draw:text-box>
        </draw:frame>
        <draw:frame draw:style-name="gr10" draw:text-style-name="P5" draw:layer="layout" svg:width="0.999cm" svg:height="3.296cm" svg:x="9.196cm" svg:y="2.396cm">
          <draw:text-box>
            <text:p><text:span text:style-name="T1">b.)</text:span></text:p>
          </draw:text-box>
        </draw:frame>
        <draw:frame draw:style-name="gr10" draw:text-style-name="P5" draw:layer="layout" svg:width="0.999cm" svg:height="3.296cm" svg:x="13.396cm" svg:y="2.396cm">
          <draw:text-box>
            <text:p><text:span text:style-name="T1">c.)</text:span></text:p>
          </draw:text-box>
        </draw:frame>
        <draw:frame draw:style-name="gr11" draw:text-style-name="P5" draw:layer="layout" svg:width="0.999cm" svg:height="4.495cm" svg:x="7.701cm" svg:y="7cm">
          <draw:text-box>
            <text:p><text:span text:style-name="T1">d.)</text:span></text:p>
          </draw:text-box>
        </draw:frame>
        <draw:frame draw:style-name="gr10" draw:text-style-name="P5" draw:layer="layout" svg:width="0.999cm" svg:height="3.296cm" svg:x="11.401cm" svg:y="7.104cm">
          <draw:text-box>
            <text:p><text:span text:style-name="T1">e.)</text:span></text:p>
          </draw:text-box>
        </draw:frame>
        <draw:custom-shape draw:style-name="gr2" draw:text-style-name="P1" draw:layer="layout" svg:width="3.012cm" svg:height="3.012cm" draw:transform="rotate (-1.5707963267949) translate (11.212cm 13.288cm)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8.2cm" svg:y1="14.1cm" svg:x2="11.2cm" svg:y2="14.1cm">
          <text:p/>
        </draw:line>
        <draw:custom-shape draw:style-name="gr12" draw:text-style-name="P6" draw:layer="layout" svg:width="0.812cm" svg:height="3.012cm" draw:transform="rotate (-1.5707963267949) translate (11.212cm 13.288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5:20:40.098055174</meta:creation-date>
    <dc:date>2017-09-14T15:37:02.277401142</dc:date>
    <meta:editing-duration>PT1H24M3S</meta:editing-duration>
    <meta:editing-cycles>3</meta:editing-cycles>
    <meta:generator>LibreOffice/5.2.7.2$Linux_X86_64 LibreOffice_project/20m0$Build-2</meta:generator>
    <meta:document-statistic meta:object-count="28"/>
  </office:meta>
</office:document-meta>
</file>